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List" style:list-style-name="L13"/>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11">
      <style:paragraph-properties fo:margin-left="2.341cm" fo:margin-right="0cm" fo:text-indent="0cm" style:auto-text-indent="false"/>
    </style:style>
    <style:style style:name="P53" style:family="paragraph" style:parent-style-name="List" style:list-style-name="L13">
      <style:paragraph-properties fo:margin-left="2.341cm" fo:margin-right="0cm" fo:text-indent="0cm" style:auto-text-indent="false"/>
    </style:style>
    <style:style style:name="P5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5" style:family="paragraph" style:parent-style-name="Table_20_Contents" style:list-style-name="L2"/>
    <style:style style:name="P56" style:family="paragraph" style:parent-style-name="Table_20_Contents" style:list-style-name="L2">
      <style:paragraph-properties fo:keep-together="always"/>
    </style:style>
    <style:style style:name="P57" style:family="paragraph" style:parent-style-name="Table_20_Contents" style:list-style-name="L12">
      <style:paragraph-properties fo:keep-together="always"/>
    </style:style>
    <style:style style:name="P58" style:family="paragraph" style:parent-style-name="Table_20_Contents" style:list-style-name="L3"/>
    <style:style style:name="P59" style:family="paragraph" style:parent-style-name="Table_20_Contents" style:list-style-name="L4"/>
    <style:style style:name="P60" style:family="paragraph" style:parent-style-name="Table_20_Contents" style:list-style-name="L5"/>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Table_20_Contents" style:list-style-name="L10"/>
    <style:style style:name="P66" style:family="paragraph" style:parent-style-name="Table_20_Contents" style:list-style-name="L12"/>
    <style:style style:name="P67" style:family="paragraph" style:parent-style-name="Table_20_Contents" style:list-style-name="L12">
      <style:paragraph-properties fo:keep-together="always"/>
      <style:text-properties fo:font-size="10pt" style:letter-kerning="false"/>
    </style:style>
    <style:style style:name="P68" style:family="paragraph" style:parent-style-name="Table_20_Contents" style:list-style-name="L12">
      <style:text-properties fo:font-size="10pt" style:letter-kerning="false"/>
    </style:style>
    <style:style style:name="P69" style:family="paragraph" style:parent-style-name="Table_20_Contents" style:list-style-name="L12">
      <style:text-properties fo:font-weight="normal" style:font-weight-asian="normal" style:font-weight-complex="normal"/>
    </style:style>
    <style:style style:name="P70" style:family="paragraph" style:parent-style-name="Table_20_Contents">
      <style:paragraph-properties fo:text-align="center" style:justify-single-word="false"/>
      <style:text-properties fo:color="#ffffff" officeooo:paragraph-rsid="001b4294"/>
    </style:style>
    <style:style style:name="P71" style:family="paragraph" style:parent-style-name="Table_20_Contents">
      <style:text-properties officeooo:paragraph-rsid="001b4294"/>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Contents_20_1">
      <style:paragraph-properties>
        <style:tab-stops>
          <style:tab-stop style:position="0cm"/>
          <style:tab-stop style:position="3cm"/>
        </style:tab-stops>
      </style:paragraph-properties>
    </style:style>
    <style:style style:name="P79" style:family="paragraph" style:parent-style-name="Contents_20_2">
      <style:paragraph-properties>
        <style:tab-stops>
          <style:tab-stop style:position="0cm"/>
        </style:tab-stops>
      </style:paragraph-properties>
    </style:style>
    <style:style style:name="P80" style:family="paragraph" style:parent-style-name="Heading_20_TOC" style:master-page-name="Index">
      <style:paragraph-properties style:page-number="1"/>
    </style:style>
    <style:style style:name="P81" style:family="paragraph" style:parent-style-name="Standard" style:master-page-name="Index">
      <style:paragraph-properties fo:margin-left="0cm" fo:margin-right="0cm" fo:text-indent="0cm" style:auto-text-indent="false" style:page-number="auto"/>
    </style:style>
    <style:style style:name="P82" style:family="paragraph" style:parent-style-name="Standard">
      <style:paragraph-properties fo:margin-left="0cm" fo:margin-right="0cm" fo:text-indent="0cm" style:auto-text-indent="false"/>
      <style:text-properties style:font-name="Optima1" fo:font-size="10pt" officeooo:paragraph-rsid="001b4294" style:font-size-asian="10pt" style:font-size-complex="10pt"/>
    </style:style>
    <style:style style:name="P83" style:family="paragraph" style:parent-style-name="Standard" style:master-page-name="Index">
      <style:paragraph-properties style:page-number="auto"/>
    </style:style>
    <style:style style:name="P84"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officeooo:rsid="001b4294"/>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text-line-through-style="none"/>
    </style:style>
    <style:style style:name="T13" style:family="text">
      <style:text-properties fo:font-size="10pt" style:letter-kerning="false"/>
    </style:style>
    <style:style style:name="T14" style:family="text">
      <style:text-properties style:font-name="Optima1" fo:font-size="10pt" style:font-size-asian="10pt" style:font-size-complex="10pt"/>
    </style:style>
    <style:style style:name="T15" style:family="text">
      <style:text-properties style:font-name="Optima1" fo:font-size="10pt" fo:font-weight="normal" fo:background-color="transparent" style:font-size-asian="10pt" style:font-weight-asian="normal" style:font-size-complex="10pt" style:font-weight-complex="normal"/>
    </style:style>
    <style:style style:name="T16" style:family="text">
      <style:text-properties style:font-name="Optima2" fo:font-size="10pt" style:font-size-asian="10pt" style:font-size-complex="10pt"/>
    </style:style>
    <style:style style:name="T17" style:family="text">
      <style:text-properties style:letter-kerning="false"/>
    </style:style>
    <style:style style:name="T18" style:family="text">
      <style:text-properties style:text-position="super 58%"/>
    </style:style>
    <style:style style:name="T19" style:family="text">
      <style:text-properties officeooo:rsid="001b42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7">version 1.3.1<text:span text:style-name="T19">8</text:span></text:p>
      <text:p text:style-name="P48">Installation and Configuration Guide</text:p>
      <text:p text:style-name="P7"/>
      <text:p text:style-name="P8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text:span text:style-name="T19">8</text:span> – <text:span text:style-name="T19">August</text:span>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8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Chapter 1<text:tab/>About this Guide <text:s text:c="2"/><text:tab/>3</text:p>
          <text:p text:style-name="P78">Chapter 2<text:tab/>Introduction <text:s text:c="2"/><text:tab/>4</text:p>
          <text:p text:style-name="P79">Architecture <text:s text:c="2"/><text:tab/>5</text:p>
          <text:p text:style-name="P78">Chapter 3<text:tab/>System Requirements <text:s text:c="2"/><text:tab/>6</text:p>
          <text:p text:style-name="P79">Assumptions <text:s text:c="2"/><text:tab/>6</text:p>
          <text:p text:style-name="P79">Minimum Hardware Requirements <text:s text:c="2"/><text:tab/>7</text:p>
          <text:p text:style-name="P79">Operating System Requirements <text:s text:c="2"/><text:tab/>8</text:p>
          <text:p text:style-name="P78">Chapter 4<text:tab/>Installation <text:s text:c="2"/><text:tab/>9</text:p>
          <text:p text:style-name="P79">Software Downloads <text:s text:c="2"/><text:tab/>9</text:p>
          <text:p text:style-name="P79">Software Installation <text:s text:c="2"/><text:tab/>9</text:p>
          <text:p text:style-name="P78">Chapter 5<text:tab/>Configuration <text:s text:c="2"/><text:tab/>10</text:p>
          <text:p text:style-name="P79">GNUstep Environment Overview <text:s text:c="2"/><text:tab/>10</text:p>
          <text:p text:style-name="P79">Preferences Hierarchy <text:s text:c="2"/><text:tab/>11</text:p>
          <text:p text:style-name="P79">General Preferences <text:s text:c="2"/><text:tab/>12</text:p>
          <text:p text:style-name="P79">Authentication using LDAP <text:s text:c="2"/><text:tab/>17</text:p>
          <text:p text:style-name="P79">LDAP Attributes Indexing <text:s text:c="2"/><text:tab/>22</text:p>
          <text:p text:style-name="P79">Authenticating using C.A.S. <text:s text:c="2"/><text:tab/>22</text:p>
          <text:p text:style-name="P79">Database Configuration <text:s text:c="2"/><text:tab/>23</text:p>
          <text:p text:style-name="P79">Authentication using SQL <text:s text:c="2"/><text:tab/>25</text:p>
          <text:p text:style-name="P79">SMTP Server Configuration <text:s text:c="2"/><text:tab/>27</text:p>
          <text:p text:style-name="P79">IMAP Server Configuration <text:s text:c="2"/><text:tab/>28</text:p>
          <text:p text:style-name="P79">Web Interface Configuration <text:s text:c="2"/><text:tab/>30</text:p>
          <text:p text:style-name="P79">SOGo Configuration Summary <text:s text:c="2"/><text:tab/>34</text:p>
          <text:p text:style-name="P79">Multi-domains Configuration <text:s text:c="2"/><text:tab/>35</text:p>
          <text:p text:style-name="P79">Apache Configuration <text:s text:c="2"/><text:tab/>38</text:p>
          <text:p text:style-name="P79">Starting Services <text:s text:c="2"/><text:tab/>38</text:p>
          <text:p text:style-name="P79">Cronjob — EMail reminders <text:s text:c="2"/><text:tab/>39</text:p>
          <text:p text:style-name="P79"><text:soft-page-break/>Cronjob — Vacation messages expiration <text:s text:c="2"/><text:tab/>39</text:p>
          <text:p text:style-name="P78">Chapter 6<text:tab/>Managing User Accounts <text:s text:c="2"/><text:tab/>40</text:p>
          <text:p text:style-name="P79">Creating the SOGo Administrative Account <text:s text:c="2"/><text:tab/>40</text:p>
          <text:p text:style-name="P79">Creating a User Account <text:s text:c="2"/><text:tab/>41</text:p>
          <text:p text:style-name="P78">Chapter 7<text:tab/>Funambol <text:s text:c="2"/><text:tab/>42</text:p>
          <text:p text:style-name="P78">Chapter 8<text:tab/>Using SOGo <text:s text:c="2"/><text:tab/>45</text:p>
          <text:p text:style-name="P79">SOGo Web Interface <text:s text:c="2"/><text:tab/>45</text:p>
          <text:p text:style-name="P79">Mozilla Thunderbird and Lightning <text:s text:c="2"/><text:tab/>45</text:p>
          <text:p text:style-name="P79">Apple iCal <text:s text:c="2"/><text:tab/>46</text:p>
          <text:p text:style-name="P79">Apple AddressBook <text:s text:c="2"/><text:tab/>46</text:p>
          <text:p text:style-name="P79">Funambol / Mobile Devices <text:s text:c="2"/><text:tab/>47</text:p>
          <text:p text:style-name="P78">Chapter 9<text:tab/>Upgrading <text:s text:c="2"/><text:tab/>49</text:p>
          <text:p text:style-name="P78">Chapter 10<text:tab/>Additional Information <text:s text:c="2"/><text:tab/>50</text:p>
          <text:p text:style-name="P78">Chapter 11<text:tab/>Commercial Support and Contact Information <text:s text:c="2"/><text:tab/>51</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text:span text:style-name="T19">8</text:span>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2021872873" text:style-name="L1">
        <text:list-header>
          <text:p text:style-name="P51">❏<text:tab/>Database server (MySQL, PostgreSQL or Oracle)</text:p>
          <text:p text:style-name="P54">❏<text:tab/>LDAP server (OpenLDAP, Novell eDirectory, Microsoft Active Directory and others) </text:p>
          <text:p text:style-name="P51">❏<text:tab/>SMTP server (Postfix, Sendmail and others)</text:p>
          <text:p text:style-name="P5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516562526" text:style-name="L2">
              <text:list-item>
                <text:p text:style-name="P56"><text:s/>Intel, AMD, or PowerPC CPU 1 GHz</text:p>
              </text:list-item>
            </text:list>
            <text:list xml:id="list2063384382" text:style-name="L3">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1268309014" text:style-name="L4">
              <text:list-item>
                <text:p text:style-name="P59"><text:s/>Intel, AMD or PowerPC CPU 3 GHz</text:p>
              </text:list-item>
            </text:list>
            <text:list xml:id="list479412229" text:style-name="L4">
              <text:list-item>
                <text:p text:style-name="P59"><text:s/>2048 MB of RAM</text:p>
              </text:list-item>
            </text:list>
            <text:list xml:id="list79850672" text:style-name="L5">
              <text:list-header>
                <text:p text:style-name="P60"><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53381072" text:style-name="L6">
              <text:list-item>
                <text:p text:style-name="P61"><text:s/>Intel, AMD, or PowerPC CPU 1.5 GHz</text:p>
              </text:list-item>
            </text:list>
            <text:list xml:id="list176431456" text:style-name="L6">
              <text:list-item>
                <text:p text:style-name="P61"><text:s/>1024x768 monitor resolution</text:p>
              </text:list-item>
            </text:list>
            <text:list xml:id="list1084879091" text:style-name="L6">
              <text:list-item>
                <text:p text:style-name="P61"><text:s/>512 MB of RAM</text:p>
                <text:p text:style-name="P61"><text:s/>128 Kbps or higher network connection</text:p>
              </text:list-item>
            </text:list>
            <text:p text:style-name="Table_20_Contents"/>
            <text:p text:style-name="Table_20_Contents">Microsoft Windows</text:p>
            <text:list xml:id="list249913021" text:style-name="L7">
              <text:list-item>
                <text:p text:style-name="P62"><text:s/>Microsoft Windows XP SP2 or Vista</text:p>
              </text:list-item>
            </text:list>
            <text:p text:style-name="Table_20_Contents"/>
            <text:p text:style-name="Table_20_Contents">Apple Mac OS X</text:p>
            <text:list xml:id="list1490546558" text:style-name="L8">
              <text:list-item>
                <text:p text:style-name="P63"><text:s/>Apple Mac OS X 10.2 or later</text:p>
              </text:list-item>
            </text:list>
            <text:p text:style-name="Table_20_Contents"/>
            <text:p text:style-name="Table_20_Contents">Linux</text:p>
            <text:list xml:id="list752190547" text:style-name="L9">
              <text:list-item>
                <text:p text:style-name="P6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510709683" text:style-name="L10">
              <text:list-item>
                <text:p text:style-name="P65"><text:s/>Palm OS based devices with Synthesis SyncML Client</text:p>
              </text:list-item>
              <text:list-item>
                <text:p text:style-name="P65"><text:s/>Research In Motion (RIM) BlackBerry devices with Funambol client</text:p>
              </text:list-item>
              <text:list-item>
                <text:p text:style-name="P65"><text:s/>Microsoft Windows Mobile PocketPC or SmartPhone with the Funambol client</text:p>
              </text:list-item>
            </text:list>
            <text:p text:style-name="Table_20_Contents"/>
            <text:list xml:id="list420074904" text:continue-numbering="true" text:style-name="L10">
              <text:list-header>
                <text:p text:style-name="P65">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331416196" text:style-name="L11">
        <text:list-header>
          <text:p text:style-name="P52">❏<text:tab/>Red Hat Enterprise Linux (RHEL) Server 5 and 6</text:p>
          <text:p text:style-name="P52">❏<text:tab/>Community ENTerprise Operating System (CentOS) 5 and 6</text:p>
          <text:p text:style-name="P52">❏<text:tab/>Debian GNU/Linux 5.0 (Lenny) and 6.0 (Squeeze)</text:p>
          <text:p text:style-name="P52">❏<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6"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1">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1">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219841997" text:style-name="L12">
              <text:list-header>
                <text:p text:style-name="P66">• YES – to send notifications</text:p>
                <text:p text:style-name="P66">• NO – to not send notifications</text:p>
                <text:p text:style-name="P66">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606569682" text:continue-numbering="true" text:style-name="L12">
              <text:list-header>
                <text:p text:style-name="P66">• Public</text:p>
                <text:p text:style-name="P66">• Confidential</text:p>
                <text:p text:style-name="P66">• Private</text:p>
                <text:p text:style-name="P66">And each string must end with one of those values:</text:p>
                <text:p text:style-name="P66">• Viewer</text:p>
                <text:p text:style-name="P66">• DAndTViewer</text:p>
                <text:p text:style-name="P66">• Modifier</text:p>
                <text:p text:style-name="P66">• Responder</text:p>
                <text:p text:style-name="P66">The array can also contain one or many of the following strings:</text:p>
                <text:p text:style-name="P57">• Ob<text:span text:style-name="T13">jectCreator</text:span></text:p>
                <text:p text:style-name="P57"><text:span text:style-name="T13">•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4">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1843981855" text:continue-numbering="true" text:style-name="L12">
              <text:list-header>
                <text:p text:style-name="P57">• Obje<text:span text:style-name="T13">ctViewer</text:span></text:p>
                <text:p text:style-name="P67">• ObjectEditor</text:p>
                <text:p text:style-name="P67">• ObjectCreator</text:p>
                <text:p text:style-name="P57"><text:span text:style-name="T13">•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651252271" text:continue-numbering="true" text:style-name="L12">
              <text:list-header>
                <text:p text:style-name="P57">• Braz<text:span text:style-name="T13">ilianPortuguese</text:span></text:p>
                <text:p text:style-name="P67">• Czech</text:p>
                <text:p text:style-name="P67">• Dutch</text:p>
                <text:p text:style-name="P68">• English</text:p>
                <text:p text:style-name="P68">• French</text:p>
                <text:p text:style-name="P68">• German</text:p>
                <text:p text:style-name="P68">• Hungarian</text:p>
              </text:list-header>
            </text:list>
            <text:list xml:id="list638348276" text:style-name="L12">
              <text:list-header>
                <text:p text:style-name="P67">• Italian</text:p>
                <text:p text:style-name="P67">• Russian</text:p>
                <text:p text:style-name="P67">• Spanish</text:p>
                <text:p text:style-name="P67">• Swedish</text:p>
                <text:p text:style-name="P57"><text:span text:style-name="T13">•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1204978728" text:continue-list="list651252271"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491415429" text:continue-numbering="true"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1329217631" text:continue-numbering="true" text:style-name="L12">
              <text:list-header>
                <text:p text:style-name="P66">• YES – to allow them</text:p>
                <text:p text:style-name="P6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1220553266" text:continue-numbering="true" text:style-name="L12">
              <text:list-header>
                <text:p text:style-name="P66">• YES – to allow them</text:p>
                <text:p text:style-name="P6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1">@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8">rd</text:span> typed character.</text:p>
          </table:table-cell>
        </table:table-row>
      </table:table>
      <text:p text:style-name="Standard"/>
      <text:h text:style-name="P77" text:outline-level="2"><text:soft-page-break/>Authentication using LDAP</text:h>
      <text:p text:style-name="Standard">SOGo can use a LDAP server to authenticate users and, if desired, to provide global address books. SOGo can also use an SQL backend for this purpose (see the section <text:span text:style-name="T11">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1">Inverse </text:span><text:span text:style-name="T10">with a </text:span><text:span text:style-name="T11">mail</text:span><text:span text:style-name="T10"> address and not </text:span><text:span text:style-name="T11">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3">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4">For a more detailed description see </text:span><text:a xlink:type="simple" xlink:href="http://wiki.dovecot.org/Authentication/PasswordSchemes"><text:span text:style-name="T14">http://wiki.dovecot.org/Authentication/PasswordSchemes</text:span></text:a><text:span text:style-name="T14">.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3">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38481813" text:style-name="L13">
        <text:list-header>
          <text:p text:style-name="P53">❏<text:tab/>givenName</text:p>
          <text:p text:style-name="P53">❏<text:tab/>cn</text:p>
          <text:p text:style-name="P53">❏<text:tab/>mail</text:p>
          <text:p text:style-name="P53">❏<text:tab/>sn</text:p>
          <text:p text:style-name="P5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5">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3">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259670661" text:continue-list="list1220553266" text:style-name="L12">
              <text:list-header>
                <text:p text:style-name="P72">• <text:span text:style-name="T8">c_uid</text:span> : will be used for authentication – it's a username or username@domain.tld</text:p>
                <text:p text:style-name="P72">• <text:span text:style-name="T8">c_name</text:span> : will be used to uniquely identify entries – which can be identical to c_uid </text:p>
                <text:p text:style-name="P72">• <text:span text:style-name="T8">c_password</text:span> : password of the user, plain text, crypt, md5 or sha encoded </text:p>
                <text:p text:style-name="P72">• <text:span text:style-name="T8">c_cn</text:span> : the user's common name</text:p>
                <text:p text:style-name="P72"><text:soft-page-break/>• <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4">. <text:line-break/>If no scheme is given, userPasswordAlgorithm is used instead. The schemes listed above follow the algorithms <text:line-break/>described in </text:span><text:a xlink:type="simple" xlink:href="http://wiki.dovecot.org/Authentication/PasswordSchemes"><text:span text:style-name="T14">http://wiki.dovecot.org/Authentication/PasswordSchemes</text:span></text:a><text:span text:style-name="T14">.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55"><text:span text:style-name="Code_20__28_inline_29_">• sendmail</text:span> – to use the sendmail binary</text:p>
                <text:p text:style-name="P55"><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6">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7">•<text:span text:style-name="Code_20__28_inline_29_"> imaps:</text:span><text:span text:style-name="Code_20__28_inline_29_"><text:span text:style-name="T17">//localhost:993</text:span></text:span></text:p>
                <text:p text:style-name="P57"><text:soft-page-break/><text:span text:style-name="T13">•</text:span><text:span text:style-name="Code_20__28_inline_29_"> </text:span><text:span text:style-name="Code_20__28_inline_29_"><text:span text:style-name="T17">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930237513" text:continue-numbering="true" text:style-name="L12">
              <text:list-header>
                <text:p text:style-name="P57">•<text:span text:style-name="Code_20__28_inline_29_"> sie</text:span><text:span text:style-name="Code_20__28_inline_29_"><text:span text:style-name="T17">ve://localhost</text:span></text:span></text:p>
                <text:p text:style-name="P57"><text:span text:style-name="T13">•</text:span><text:span text:style-name="Code_20__28_inline_29_"> </text:span><text:span text:style-name="Code_20__28_inline_29_"><text:span text:style-name="T17">sieve://localhost:2000</text:span></text:span></text:p>
                <text:p text:style-name="P57"><text:span text:style-name="T13">•</text:span><text:span text:style-name="Code_20__28_inline_29_"> </text:span><text:span text:style-name="Code_20__28_inline_29_"><text:span text:style-name="T17">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798634552" text:continue-numbering="true" text:style-name="L12">
              <text:list-header>
                <text:p text:style-name="P66">• YES</text:p>
                <text:p text:style-name="P66">• NO</text:p>
                <text:p text:style-name="P69">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62846857" text:continue-list="list1516562526" text:style-name="L2">
              <text:list-header>
                <text:p text:style-name="P55">Parameter used to specify which RFC the IMAP server implements with respect to ACLs. Possible values are :</text:p>
              </text:list-header>
            </text:list>
            <text:list xml:id="list1037380065" text:continue-list="list798634552" text:style-name="L12">
              <text:list-header>
                <text:p text:style-name="P57">•<text:span text:style-name="Code_20__28_inline_29_"> </text:span><text:span text:style-name="Code_20__28_inline_29_"><text:span text:style-name="T17">rfc2086</text:span></text:span></text:p>
                <text:p text:style-name="P57"><text:span text:style-name="T13">•</text:span><text:span text:style-name="Code_20__28_inline_29_"> </text:span><text:span text:style-name="Code_20__28_inline_29_"><text:span text:style-name="T17">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159231252" text:continue-numbering="true"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412731923" text:continue-numbering="true" text:style-name="L12">
              <text:list-header>
                <text:p text:style-name="P57">•<text:span text:style-name="Code_20__28_inline_29_"> Cal</text:span><text:span text:style-name="Code_20__28_inline_29_"><text:span text:style-name="T17">endar</text:span></text:span></text:p>
                <text:p text:style-name="P57"><text:span text:style-name="T17">•</text:span><text:span text:style-name="Code_20__28_inline_29_"><text:span text:style-name="T17"> Mail</text:span></text:span></text:p>
                <text:p text:style-name="P57"><text:span text:style-name="T17">•</text:span><text:span text:style-name="Code_20__28_inline_29_"><text:span text:style-name="T17">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2">Parameter used to specify the relative URL of the site favion.<text:line-break/>When unset, defaults to the file </text:span><text:span text:style-name="Code_20__28_inline_29_"><text:span text:style-name="T12">sogo.ico</text:span></text:span><text:span text:style-name="T12"> under </text:span><text:span text:style-name="T12">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2">Parameter used to specify the path of the zip binary used to archive messages. Defaults to </text:span><text:span text:style-name="Code_20__28_inline_29_"><text:span text:style-name="T12">/usr/bin/zip w</text:span></text:span><text:span text:style-name="T12">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1">Cronjob</text:span> — Vacation messages expiration”<text:span text:style-name="T10">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1745458841" text:continue-list="list62846857" text:style-name="L2">
              <text:list-header>
                <text:p text:style-name="P55">•<text:span text:style-name="Code_20__28_inline_29_"> 1</text:span></text:p>
                <text:p text:style-name="P55">•<text:span text:style-name="Code_20__28_inline_29_"> 2</text:span></text:p>
                <text:p text:style-name="P55">•<text:span text:style-name="Code_20__28_inline_29_"> 5</text:span></text:p>
                <text:p text:style-name="P55">•<text:span text:style-name="Code_20__28_inline_29_"> 10</text:span></text:p>
                <text:p text:style-name="P55">•<text:span text:style-name="Code_20__28_inline_29_"> 20</text:span></text:p>
                <text:p text:style-name="P55">•<text:span text:style-name="Code_20__28_inline_29_"> 30</text:span></text:p>
                <text:p text:style-name="P55">•<text:span text:style-name="Code_20__28_inline_29_"> 60</text:span></text:p>
                <text:p text:style-name="P55">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484847810" text:continue-numbering="true" text:style-name="L2">
              <text:list-header>
                <text:p text:style-name="P55">•<text:span text:style-name="Code_20__28_inline_29_"> manually</text:span></text:p>
                <text:p text:style-name="P55">•<text:span text:style-name="Code_20__28_inline_29_"> every_minute</text:span></text:p>
                <text:p text:style-name="P55">•<text:span text:style-name="Code_20__28_inline_29_"> every_2_minutes</text:span></text:p>
                <text:p text:style-name="P55">•<text:span text:style-name="Code_20__28_inline_29_"> every_5_minutes</text:span></text:p>
                <text:p text:style-name="P55">•<text:span text:style-name="Code_20__28_inline_29_"> every_10_minutes</text:span></text:p>
                <text:p text:style-name="P55">•<text:span text:style-name="Code_20__28_inline_29_"> every_20_minutes</text:span></text:p>
                <text:p text:style-name="P55">•<text:span text:style-name="Code_20__28_inline_29_"> every_30_minutes</text:span></text:p>
                <text:p text:style-name="P5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468911095" text:continue-numbering="true" text:style-name="L2">
              <text:list-header>
                <text:p text:style-name="P56">•<text:span text:style-name="Code_20__28_inline_29_"> s</text:span><text:span text:style-name="Code_20__28_inline_29_"><text:span text:style-name="T17">elected</text:span></text:span></text:p>
                <text:p text:style-name="P56"><text:soft-page-break/><text:span text:style-name="T17">•</text:span><text:span text:style-name="Code_20__28_inline_29_"><text:span text:style-name="T17"> personal</text:span></text:span></text:p>
                <text:p text:style-name="P56"><text:span text:style-name="T17">•</text:span><text:span text:style-name="Code_20__28_inline_29_"><text:span text:style-name="T17">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055997965" text:continue-numbering="true" text:style-name="L2">
              <text:list-header>
                <text:p text:style-name="P56">•<text:span text:style-name="Code_20__28_inline_29_"> Jan</text:span><text:span text:style-name="Code_20__28_inline_29_"><text:span text:style-name="T17">uary1</text:span></text:span></text:p>
                <text:p text:style-name="P56"><text:span text:style-name="T17">•</text:span><text:span text:style-name="Code_20__28_inline_29_"><text:span text:style-name="T17"> First4DayWeek</text:span></text:span></text:p>
                <text:p text:style-name="P56"><text:span text:style-name="T17">•</text:span><text:span text:style-name="Code_20__28_inline_29_"><text:span text:style-name="T17">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1">date</text:span> command or the <text:span text:style-name="T11">strftime</text:span><text:span text:style-name="T10">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537664090" text:continue-numbering="true" text:style-name="L2">
              <text:list-header>
                <text:p text:style-name="P56">•<text:span text:style-name="Code_20__28_inline_29_"> inl</text:span><text:span text:style-name="Code_20__28_inline_29_"><text:span text:style-name="T17">ine</text:span></text:span></text:p>
                <text:p text:style-name="P56"><text:span text:style-name="T17">•</text:span><text:span text:style-name="Code_20__28_inline_29_"><text:span text:style-name="T17">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1241382844" text:continue-numbering="true" text:style-name="L2">
              <text:list-header>
                <text:p text:style-name="P56">•<text:span text:style-name="Code_20__28_inline_29_"> a</text:span><text:span text:style-name="Code_20__28_inline_29_"><text:span text:style-name="T17">bove</text:span></text:span></text:p>
                <text:p text:style-name="P56"><text:span text:style-name="T17">•</text:span><text:span text:style-name="Code_20__28_inline_29_"><text:span text:style-name="T17">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302553646" text:continue-numbering="true" text:style-name="L2">
              <text:list-header>
                <text:p text:style-name="P56">•<text:span text:style-name="Code_20__28_inline_29_"> abov</text:span><text:span text:style-name="Code_20__28_inline_29_"><text:span text:style-name="T17">e</text:span></text:span></text:p>
                <text:p text:style-name="P56"><text:span text:style-name="T17">•</text:span><text:span text:style-name="Code_20__28_inline_29_"><text:span text:style-name="T17">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1110061016" text:continue-numbering="true" text:style-name="L2">
              <text:list-header>
                <text:p text:style-name="P56">•<text:span text:style-name="Code_20__28_inline_29_"> te</text:span><text:span text:style-name="Code_20__28_inline_29_"><text:span text:style-name="T17">xt</text:span></text:span></text:p>
                <text:p text:style-name="P56"><text:span text:style-name="T17">•</text:span><text:span text:style-name="Code_20__28_inline_29_"><text:span text:style-name="T17">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4">OCSEMailAlarmsFolderURL</text:span> parameter and enable the associated <text:span text:style-name="T11">cronjob</text:span><text:span text:style-name="T10">.</text:span></text:p>
            <text:p text:style-name="Table_20_Contents">See the “<text:span text:style-name="T11">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70"><text:span text:style-name="T19">D</text:span></text:p>
          </table:table-cell>
          <table:table-cell table:style-name="Table11.B37" office:value-type="string">
            <text:p text:style-name="P82"><text:span text:style-name="T19">SOGoUIxAdditionalPreferences</text:span></text:p>
          </table:table-cell>
          <table:table-cell table:style-name="Table11.C37" office:value-type="string">
            <text:p text:style-name="P71"><text:span text:style-name="T19">Parameter used to enable an extra preferences tab using the content of the template named </text:span><text:span text:style-name="Code_20__28_inline_29_"><text:span text:style-name="T19">UIxAdditionalPreferences.wox</text:span></text:span><text:span text:style-name="T19">. This template should be put under </text:span><text:span text:style-name="Code_20__28_inline_29_"><text:span text:style-name="T19">/home/sogo/GNUstep/Library/SOGo/Templates/PreferencesUI/</text:span></text:span><text:span text:style-name="T19">.</text:span></text:p>
            <text:p text:style-name="P71"><text:span text:style-name="T19">Defaults to </text:span><text:span text:style-name="T9">NO</text:span><text:span text:style-name="T19"> when unset.</text:span></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1">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11">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1">cronjob</text:span> that will run under the “sogo” user. This <text:span text:style-name="T11">cronjob</text:span> should be run every minute.</text:p>
      <text:p text:style-name="Standard"><text:span text:style-name="T14">A commented out e</text:span>xample should have been installed in <text:span text:style-name="Code_20__28_inline_29_">/etc/cron.d/sogo</text:span>, to enable it, simply uncomment it.</text:p>
      <text:p text:style-name="P14">As a reference, the <text:span text:style-name="T11">cronjob</text:span> should de defined like this::</text:p>
      <text:p text:style-name="Code">* * * * * <text:s text:c="6"/>/usr/sbin/sogo-ealarms-notify</text:p>
      <text:p text:style-name="Code"/>
      <text:h text:style-name="Heading_20_2" text:outline-level="2"><text:span text:style-name="T11">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6"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4"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416</meta:editing-cycles>
    <meta:editing-duration>P11DT7H50M12S</meta:editing-duration>
    <dc:date>2012-08-23T08:42:27</dc:date>
    <meta:document-statistic meta:table-count="13" meta:image-count="4" meta:object-count="0" meta:page-count="53" meta:paragraph-count="1147" meta:word-count="10150" meta:character-count="67997" meta:non-whitespace-character-count="57598"/>
    <meta:user-defined meta:name="Info 1"/>
    <meta:user-defined meta:name="Info 2"/>
    <meta:user-defined meta:name="Info 3"/>
    <meta:user-defined meta:name="Info 4"/>
  </office:meta>
</office:document-meta>
</file>